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gerian" svg:font-family="Algerian" style:font-family-generic="decorative" style:font-pitch="variable"/>
    <style:font-face style:name="Bauhaus 93" svg:font-family="'Bauhaus 93'" style:font-family-generic="decorative" style:font-pitch="variable"/>
    <style:font-face style:name="Berlin Sans FB Demi" svg:font-family="'Berlin Sans FB Demi'" style:font-adornments="Bold" style:font-family-generic="swiss" style:font-pitch="variable"/>
    <style:font-face style:name="Bernard MT Condensed" svg:font-family="'Bernard MT Condensed'" style:font-family-generic="roman" style:font-pitch="variable"/>
    <style:font-face style:name="Britannic Bold" svg:font-family="'Britannic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tura MT Script Capitals" svg:font-family="'Matura MT Script Capitals'" style:font-family-generic="script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style:font-name="Bernard MT Condensed"/>
    </style:style>
    <style:style style:name="P2" style:family="paragraph" style:parent-style-name="Standard">
      <style:text-properties officeooo:paragraph-rsid="00097393"/>
    </style:style>
    <style:style style:name="P3" style:family="paragraph" style:parent-style-name="Heading_20_1">
      <style:paragraph-properties fo:text-align="center" style:justify-single-word="false"/>
      <style:text-properties style:font-name="Algerian"/>
    </style:style>
    <style:style style:name="P4" style:family="paragraph" style:parent-style-name="Standard">
      <style:text-properties fo:color="#880101" loext:opacity="100%" officeooo:paragraph-rsid="00097393"/>
    </style:style>
    <style:style style:name="P5" style:family="paragraph" style:parent-style-name="Standard">
      <style:paragraph-properties>
        <style:tab-stops>
          <style:tab-stop style:position="1.4583in"/>
        </style:tab-stops>
      </style:paragraph-properties>
      <style:text-properties officeooo:paragraph-rsid="00097393"/>
    </style:style>
    <style:style style:name="T1" style:family="text">
      <style:text-properties officeooo:rsid="00097393"/>
    </style:style>
    <style:style style:name="T2" style:family="text">
      <style:text-properties fo:color="#ff0000" loext:opacity="100%" style:font-name="Berlin Sans FB Demi" officeooo:rsid="00097393"/>
    </style:style>
    <style:style style:name="T3" style:family="text">
      <style:text-properties fo:color="#ff0000" loext:opacity="100%" style:font-name="Berlin Sans FB Demi"/>
    </style:style>
    <style:style style:name="T4" style:family="text">
      <style:text-properties fo:color="#000000" loext:opacity="100%"/>
    </style:style>
    <style:style style:name="T5" style:family="text">
      <style:text-properties officeooo:rsid="000a3688"/>
    </style:style>
    <style:style style:name="T6" style:family="text">
      <style:text-properties fo:color="#ff0000" loext:opacity="100%" style:font-name="Berlin Sans FB Demi" officeooo:rsid="000a36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<text:span text:style-name="T1">Info</text:span></text:p>
      <text:p text:style-name="P2"/>
      <text:h text:style-name="P3" text:outline-level="1"><text:s/><text:span text:style-name="T1">K</text:span>e<text:span text:style-name="T1">Te</text:span>chie – <text:span text:style-name="T1">Techie’s Junction</text:span></text:h>
      <text:p text:style-name="P2"/>
      <text:p text:style-name="P2">1. Introduction:</text:p>
      <text:p text:style-name="P2"/>
      <text:p text:style-name="P4"><text:span text:style-name="T2">KeTe</text:span><text:span text:style-name="T3">chie</text:span> <text:span text:style-name="T4">is an initiative focused on building a vibrant and interconnected community for technology professionals and enthusiasts residing in Kerala. Recognizing the burgeoning tech landscape within the state,</text:span> <text:span text:style-name="T2">K</text:span><text:span text:style-name="T3">e</text:span><text:span text:style-name="T2">T</text:span><text:span text:style-name="T3">echie</text:span> <text:span text:style-name="T4">aims to provide a platform for networking, knowledge sharing, collaboration, and professional growth among its members. To enhance accessibility and engagement, the project includes the development of a dedicated mobile application and website.</text:span></text:p>
      <text:p text:style-name="P4"/>
      <text:p text:style-name="P2"/>
      <text:p text:style-name="P2">2. Objectives:</text:p>
      <text:p text:style-name="P2"/>
      <text:p text:style-name="P5">The primary objectives of <text:span text:style-name="T2">K</text:span><text:span text:style-name="T3">e</text:span><text:span text:style-name="T2">T</text:span><text:span text:style-name="T3">echie</text:span> include:</text:p>
      <text:p text:style-name="P2"><text:s/>* Creating a central hub for tech professionals in Kerala to connect and build relationships.</text:p>
      <text:p text:style-name="P2"><text:s/>* Facilitating the exchange of knowledge, ideas, and best practices across various technology domains.</text:p>
      <text:p text:style-name="P2"><text:s/>* Promoting collaboration on projects, initiatives, and learning opportunities.</text:p>
      <text:p text:style-name="P2"><text:s/>* Supporting the professional development and career advancement of its members.</text:p>
      <text:p text:style-name="P2"><text:s/>* Highlighting the talent and innovation within the Kerala tech community.</text:p>
      <text:p text:style-name="P2">* Developing a user-friendly mobile application and website to serve as the primary platforms for community interaction and resource access.</text:p>
      <text:p text:style-name="P2"/>
      <text:p text:style-name="P2">3. Current Status and Key Activities:</text:p>
      <text:p text:style-name="P2"/>
      <text:p text:style-name="P2"><text:s/>* Community Building: <text:span text:style-name="T1">Just Started</text:span></text:p>
      <text:p text:style-name="P2"><text:s/>* Current members: 1</text:p>
      <text:p text:style-name="P2"><text:s/>* Mobile App Development: not started</text:p>
      <text:p text:style-name="P2"><text:s/>* Website Development: <text:s/>just started</text:p>
      <text:p text:style-name="P2"><text:s/>* Content and Resources: You can use any free resources and contents</text:p>
      <text:p text:style-name="P2"><text:s/>* Partnerships: </text:p>
      <text:p text:style-name="P2"/>
      <text:p text:style-name="P2">4. Key Highlights and Achievements:</text:p>
      <text:p text:style-name="P2"><text:s/></text:p>
      <text:p text:style-name="P2">5. Challenges and Future Directions:</text:p>
      <text:p text:style-name="P2"/>
      <text:p text:style-name="P2"><text:s/>* Challenges: <text:span text:style-name="T5">Coming Soon</text:span></text:p>
      <text:p text:style-name="P2">* Future Directions:</text:p>
      <text:p text:style-name="P2"/>
      <text:p text:style-name="P2">6. Conclusion:</text:p>
      <text:p text:style-name="P2"/>
      <text:p text:style-name="P2"><text:span text:style-name="T6">K</text:span><text:span text:style-name="T3">e</text:span><text:span text:style-name="T6">T</text:span><text:span text:style-name="T3">echie</text:span> is strategically leveraging the development of a dedicated mobile application and website to enhance its ability to connect, inform, and empower the tech community in Kerala. These digital <text:soft-page-break/>platforms will serve as crucial infrastructure for fostering a more engaged and collaborative ecosystem. Continued focus on user-centric design, robust development, and strategic content delivery will be essential for the long-term success and impact of <text:span text:style-name="T6">K</text:span><text:span text:style-name="T3">e</text:span><text:span text:style-name="T6">T</text:span><text:span text:style-name="T3">echie </text:span>within the Kerala tech landscap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gerian" svg:font-family="Algerian" style:font-family-generic="decorative" style:font-pitch="variable"/>
    <style:font-face style:name="Bauhaus 93" svg:font-family="'Bauhaus 93'" style:font-family-generic="decorative" style:font-pitch="variable"/>
    <style:font-face style:name="Berlin Sans FB Demi" svg:font-family="'Berlin Sans FB Demi'" style:font-adornments="Bold" style:font-family-generic="swiss" style:font-pitch="variable"/>
    <style:font-face style:name="Bernard MT Condensed" svg:font-family="'Bernard MT Condensed'" style:font-family-generic="roman" style:font-pitch="variable"/>
    <style:font-face style:name="Britannic Bold" svg:font-family="'Britannic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tura MT Script Capitals" svg:font-family="'Matura MT Script Capitals'" style:font-family-generic="script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6T11:35:49.462000000</meta:creation-date>
    <meta:generator>LibreOffice/24.8.4.2$Windows_X86_64 LibreOffice_project/bb3cfa12c7b1bf994ecc5649a80400d06cd71002</meta:generator>
    <dc:date>2025-04-16T14:56:35.669000000</dc:date>
    <meta:editing-duration>PT2M7S</meta:editing-duration>
    <meta:editing-cycles>1</meta:editing-cycles>
    <meta:document-statistic meta:table-count="0" meta:image-count="0" meta:object-count="0" meta:page-count="2" meta:paragraph-count="26" meta:word-count="286" meta:character-count="2030" meta:non-whitespace-character-count="1752"/>
  </office:meta>
</office:document-meta>
</file>